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6" style:family="paragraph" style:parent-style-name="Standard">
      <style:paragraph-properties fo:margin-left="-1.251cm" fo:margin-right="0cm" fo:text-indent="0cm" style:auto-text-indent="false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32ae20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7" style:family="paragraph" style:parent-style-name="Standard" style:list-style-name="L1">
      <style:text-properties officeooo:paragraph-rsid="002bc61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7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9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  <style:style style:name="T21" style:family="text">
      <style:text-properties officeooo:rsid="00354b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20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6"> </text:span><text:bookmark-end text:name="_Hlk96322841"/><text:bookmark text:name="_Hlk96322526"/></text:p>
      <text:p text:style-name="P6"/>
      <text:p text:style-name="P8"/>
      <text:p text:style-name="P9"/>
      <text:p text:style-name="P9"/>
      <text:p text:style-name="P17">You have been successfully shortlisted and invited to proceed to the further assessment stage of the above procurement.</text:p>
      <text:p text:style-name="P17"/>
      <text:p text:style-name="P17">A number of templates have been uploaded which you are required to read and complete. These are listed in the table below:</text:p>
      <text:p text:style-name="P17"/>
      <text:p text:style-name="P25">Further assessment documents</text:p>
      <text:p text:style-name="P12"/>
      <text:p text:style-name="P11"/>
      <text:list text:style-name="L1">
        <text:list-item>
          <text:p text:style-name="P27"><text:span text:style-name="T6">«</text:span><text:span text:style-name="T7">Upload</text:span><text:span text:style-name="T6">_</text:span><text:span text:style-name="T7">document_filename_</text:span><text:span text:style-name="T10">#</text:span><text:span text:style-name="T11">n</text:span><text:span text:style-name="T6">»</text:span></text:p>
        </text:list-item>
      </text:list>
      <text:p text:style-name="P9"/>
      <text:p text:style-name="P22"/>
      <text:p text:style-name="P10"/>
      <text:p text:style-name="P26"><text:span text:style-name="T17">Responses must be uploaded by the closing date for written proposals </text:span><text:span text:style-name="T8">«Insert Time, Date, Month, Year of #</text:span><text:span text:style-name="T9">2</text:span><text:span text:style-name="T8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<text:span text:style-name="T21">for Technical and Social value as </text:span>detailed in the Statement of Requirements (Attachment 1 in the bid pack):</text:p>
      <text:p text:style-name="P7"/>
      <text:p text:style-name="P19"/>
      <text:p text:style-name="P24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Activity</text:p>
          </table:table-cell>
          <table:table-cell table:style-name="Table4.A1" office:value-type="string">
            <text:p text:style-name="P14">Date</text:p>
          </table:table-cell>
        </table:table-row>
        <table:table-row table:style-name="Table4.1">
          <table:table-cell table:style-name="Table4.A1" office:value-type="string">
            <text:p text:style-name="P15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5">Closing date for written proposals</text:p>
          </table:table-cell>
          <table:table-cell table:style-name="Table4.A1" office:value-type="string">
            <text:p text:style-name="P23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5">Supplier presentations (if applicable)</text:p>
          </table:table-cell>
          <table:table-cell table:style-name="Table4.A1" office:value-type="string">
            <text:p text:style-name="P23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5">Evaluation of further assessment responses</text:p>
          </table:table-cell>
          <table:table-cell table:style-name="Table4.A1" office:value-type="string">
            <text:p text:style-name="P23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5">Standstill period </text:p>
          </table:table-cell>
          <table:table-cell table:style-name="Table4.A1" office:value-type="string">
            <text:p text:style-name="P23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5">Contract award</text:p>
          </table:table-cell>
          <table:table-cell table:style-name="Table4.A1" office:value-type="string">
            <text:p text:style-name="P23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5">Contract signature</text:p>
          </table:table-cell>
          <table:table-cell table:style-name="Table4.A1" office:value-type="string">
            <text:p text:style-name="P23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5">Contract start</text:p>
          </table:table-cell>
          <table:table-cell table:style-name="Table4.A1" office:value-type="string">
            <text:p text:style-name="P23">«Insert Time, Date, Month, Year of #<text:span text:style-name="T19">8</text:span>»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6</meta:editing-cycles>
    <meta:creation-date>2022-10-06T14:55:00</meta:creation-date>
    <dc:date>2023-06-13T15:12:53.991605937</dc:date>
    <meta:editing-duration>PT58M54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61" meta:character-count="1723" meta:non-whitespace-character-count="1498"/>
    <meta:user-defined meta:name="AppVersion">16.0000</meta:user-defined>
    <meta:template xlink:type="simple" xlink:actuate="onRequest" xlink:title="Normal" xlink:href=""/>
  </office:meta>
</office:document-meta>
</file>